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112"/>
    <style:style style:name="ce2" style:family="table-cell" style:parent-style-name="Default" style:data-style-name="N110"/>
    <style:style style:name="ce3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shapes>
          <draw:frame draw:z-index="0" draw:style-name="gr1" draw:text-style-name="P1" svg:width="15.999cm" svg:height="8.999cm" svg:x="11.005cm" svg:y="0.552cm">
            <draw:object draw:notify-on-update-of-ranges="Planilha1.A1:Planilha1.A1 Planilha1.A2:Planilha1.A21 Planilha1.B1:Planilha1.B1 Planilha1.B2:Planilha1.B21 Planilha1.A1:Planilha1.A1 Planilha1.A2:Planilha1.A21 Planilha1.C1:Planilha1.C1 Planilha1.C2:Planilha1.C2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1"/>
        <table:table-column table:style-name="co1" table:default-cell-style-name="ce2"/>
        <table:table-column table:style-name="co1" table:default-cell-style-name="ce3"/>
        <table:table-row table:style-name="ro1">
          <table:table-cell office:value-type="string" calcext:value-type="string">
            <text:p>d</text:p>
          </table:table-cell>
          <table:table-cell table:style-name="Default" office:value-type="string" calcext:value-type="string">
            <text:p>Encontrado</text:p>
          </table:table-cell>
          <table:table-cell table:style-name="Default" office:value-type="string" calcext:value-type="string">
            <text:p>Esperado</text:p>
          </table:table-cell>
          <table:table-cell table:style-name="Default" office:value-type="string" calcext:value-type="string">
            <text:p>Err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99877" calcext:value-type="float">
            <text:p>0,999877</text:p>
          </table:table-cell>
          <table:table-cell office:value-type="float" office:value="0.999877" calcext:value-type="float">
            <text:p>0,999877</text:p>
          </table:table-cell>
          <table:table-cell office:value-type="float" office:value="0.0000000596046" calcext:value-type="float">
            <text:p>5,96E-0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998027" calcext:value-type="float">
            <text:p>0,998027</text:p>
          </table:table-cell>
          <table:table-cell office:value-type="float" office:value="0.998027" calcext:value-type="float">
            <text:p>0,998027</text:p>
          </table:table-cell>
          <table:table-cell office:value-type="float" office:value="0.0000000596046" calcext:value-type="float">
            <text:p>5,96E-0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990024" calcext:value-type="float">
            <text:p>0,990024</text:p>
          </table:table-cell>
          <table:table-cell office:value-type="float" office:value="0.990024" calcext:value-type="float">
            <text:p>0,990024</text:p>
          </table:table-cell>
          <table:table-cell office:value-type="float" office:value="0.0000000596046" calcext:value-type="float">
            <text:p>5,96E-0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968583" calcext:value-type="float">
            <text:p>0,968583</text:p>
          </table:table-cell>
          <table:table-cell office:value-type="float" office:value="0.968583" calcext:value-type="float">
            <text:p>0,968583</text:p>
          </table:table-cell>
          <table:table-cell office:value-type="float" office:value="0.0000000596046" calcext:value-type="float">
            <text:p>5,96E-0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92388" calcext:value-type="float">
            <text:p>0,923880</text:p>
          </table:table-cell>
          <table:table-cell office:value-type="float" office:value="0.92388" calcext:value-type="float">
            <text:p>0,923880</text:p>
          </table:table-cell>
          <table:table-cell office:value-type="float" office:value="0" calcext:value-type="float">
            <text:p>0,00E+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844328" calcext:value-type="float">
            <text:p>0,844328</text:p>
          </table:table-cell>
          <table:table-cell office:value-type="float" office:value="0.844328" calcext:value-type="float">
            <text:p>0,844328</text:p>
          </table:table-cell>
          <table:table-cell office:value-type="float" office:value="0" calcext:value-type="float">
            <text:p>0,00E+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718126" calcext:value-type="float">
            <text:p>0,718126</text:p>
          </table:table-cell>
          <table:table-cell office:value-type="float" office:value="0.718126" calcext:value-type="float">
            <text:p>0,718126</text:p>
          </table:table-cell>
          <table:table-cell office:value-type="float" office:value="0.0000000596046" calcext:value-type="float">
            <text:p>5,96E-0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535827" calcext:value-type="float">
            <text:p>0,535827</text:p>
          </table:table-cell>
          <table:table-cell office:value-type="float" office:value="0.535827" calcext:value-type="float">
            <text:p>0,535827</text:p>
          </table:table-cell>
          <table:table-cell office:value-type="float" office:value="0" calcext:value-type="float">
            <text:p>0,00E+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29404" calcext:value-type="float">
            <text:p>0,294040</text:p>
          </table:table-cell>
          <table:table-cell office:value-type="float" office:value="0.29404" calcext:value-type="float">
            <text:p>0,294040</text:p>
          </table:table-cell>
          <table:table-cell office:value-type="float" office:value="0" calcext:value-type="float">
            <text:p>0,00E+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0.00000000372529" calcext:value-type="float">
            <text:p>0,000000</text:p>
          </table:table-cell>
          <table:table-cell office:value-type="float" office:value="6.12303E-017" calcext:value-type="float">
            <text:p>0,000000</text:p>
          </table:table-cell>
          <table:table-cell office:value-type="float" office:value="0.00000000372529" calcext:value-type="float">
            <text:p>3,73E-0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0.323917" calcext:value-type="float">
            <text:p>-0,323917</text:p>
          </table:table-cell>
          <table:table-cell office:value-type="float" office:value="-0.323917" calcext:value-type="float">
            <text:p>-0,323917</text:p>
          </table:table-cell>
          <table:table-cell office:value-type="float" office:value="0.0000000298023" calcext:value-type="float">
            <text:p>2,98E-0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0.637424" calcext:value-type="float">
            <text:p>-0,637424</text:p>
          </table:table-cell>
          <table:table-cell office:value-type="float" office:value="-0.637424" calcext:value-type="float">
            <text:p>-0,637424</text:p>
          </table:table-cell>
          <table:table-cell office:value-type="float" office:value="0" calcext:value-type="float">
            <text:p>0,00E+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0.883766" calcext:value-type="float">
            <text:p>-0,883766</text:p>
          </table:table-cell>
          <table:table-cell office:value-type="float" office:value="-0.883766" calcext:value-type="float">
            <text:p>-0,883766</text:p>
          </table:table-cell>
          <table:table-cell office:value-type="float" office:value="0.0000000596046" calcext:value-type="float">
            <text:p>5,96E-0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-0.998027" calcext:value-type="float">
            <text:p>-0,998027</text:p>
          </table:table-cell>
          <table:table-cell office:value-type="float" office:value="-0.998027" calcext:value-type="float">
            <text:p>-0,998027</text:p>
          </table:table-cell>
          <table:table-cell office:value-type="float" office:value="0" calcext:value-type="float">
            <text:p>0,00E+0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0.92388" calcext:value-type="float">
            <text:p>-0,923880</text:p>
          </table:table-cell>
          <table:table-cell office:value-type="float" office:value="-0.92388" calcext:value-type="float">
            <text:p>-0,923880</text:p>
          </table:table-cell>
          <table:table-cell office:value-type="float" office:value="0.0000000596046" calcext:value-type="float">
            <text:p>5,96E-0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0.637424" calcext:value-type="float">
            <text:p>-0,637424</text:p>
          </table:table-cell>
          <table:table-cell office:value-type="float" office:value="-0.637424" calcext:value-type="float">
            <text:p>-0,637424</text:p>
          </table:table-cell>
          <table:table-cell office:value-type="float" office:value="0.0000000596046" calcext:value-type="float">
            <text:p>5,96E-0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0.171929" calcext:value-type="float">
            <text:p>-0,171929</text:p>
          </table:table-cell>
          <table:table-cell office:value-type="float" office:value="-0.171929" calcext:value-type="float">
            <text:p>-0,171929</text:p>
          </table:table-cell>
          <table:table-cell office:value-type="float" office:value="0" calcext:value-type="float">
            <text:p>0,00E+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368125" calcext:value-type="float">
            <text:p>0,368125</text:p>
          </table:table-cell>
          <table:table-cell office:value-type="float" office:value="0.368125" calcext:value-type="float">
            <text:p>0,368125</text:p>
          </table:table-cell>
          <table:table-cell office:value-type="float" office:value="0" calcext:value-type="float">
            <text:p>0,00E+0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976252" calcext:value-type="float">
            <text:p>0,976252</text:p>
          </table:table-cell>
          <table:table-cell office:value-type="float" office:value="0.81815" calcext:value-type="float">
            <text:p>0,818150</text:p>
          </table:table-cell>
          <table:table-cell office:value-type="float" office:value="0.158102" calcext:value-type="float">
            <text:p>1,58E-0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,000000</text:p>
          </table:table-cell>
          <table:table-cell office:value-type="float" office:value="1" calcext:value-type="float">
            <text:p>1,000000</text:p>
          </table:table-cell>
          <table:table-cell office:value-type="float" office:value="0" calcext:value-type="float">
            <text:p>0,00E+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3" number:min-decimal-places="3" number:min-integer-digits="1" number:grouping="true"/>
    </number:number-style>
    <number:number-style style:name="N108">
      <number:number number:decimal-places="4" number:min-decimal-places="4" number:min-integer-digits="1" number:grouping="true"/>
    </number:number-style>
    <number:number-style style:name="N109">
      <number:number number:decimal-places="5" number:min-decimal-places="5" number:min-integer-digits="1" number:grouping="true"/>
    </number:number-style>
    <number:number-style style:name="N110">
      <number:number number:decimal-places="6" number:min-decimal-places="6" number:min-integer-digits="1" number:grouping="true"/>
    </number:number-style>
    <number:number-style style:name="N111">
      <number:number number:decimal-places="7" number:min-decimal-places="7" number:min-integer-digits="1"/>
    </number:number-style>
    <number:number-style style:name="N112">
      <number:number number:decimal-places="6" number:min-decimal-places="6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1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01T17:12:16.231000000</meta:creation-date>
    <dc:date>2022-05-01T17:20:29.800000000</dc:date>
    <meta:editing-duration>PT8M17S</meta:editing-duration>
    <meta:editing-cycles>1</meta:editing-cycles>
    <meta:generator>LibreOffice/7.2.0.4$Windows_X86_64 LibreOffice_project/9a9c6381e3f7a62afc1329bd359cc48accb6435b</meta:generator>
    <meta:document-statistic meta:table-count="1" meta:cell-count="84" meta:object-count="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21" chart:origin="0" chart:interval-major="5" chart:interval-minor-divisor="2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4">
      <style:chart-properties chart:display-label="true" chart:logarithmic="false" chart:minimum="-1.5" chart:maximum="1.5" chart:origin="0" chart:interval-major="0.5" chart:interval-minor-divisor="2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91cm" svg:y="3.952cm" style:legend-expansion="high" chart:style-name="ch2"/>
        <chart:plot-area chart:style-name="ch3" table:cell-range-address="Planilha1.A1:Planilha1.C21" chart:data-source-has-labels="row" svg:x="0.32cm" svg:y="0.18cm" svg:width="12.27cm" svg:height="8.64cm">
          <chart:coordinate-region svg:x="1.338cm" svg:y="0.379cm" svg:width="11.252cm" svg:height="8.24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Planilha1.B2:Planilha1.B21" chart:label-cell-address="Planilha1.B1:Planilha1.B1" chart:class="chart:scatter">
            <chart:domain table:cell-range-address="Planilha1.A2:Planilha1.A21"/>
            <chart:data-point chart:repeated="20"/>
          </chart:series>
          <chart:series chart:style-name="ch8" chart:values-cell-range-address="Planilha1.C2:Planilha1.C21" chart:label-cell-address="Planilha1.C1:Planilha1.C1" chart:class="chart:scatter">
            <chart:data-point chart:repeated="2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A</text:p>
              </table:table-cell>
              <table:table-cell office:value-type="string">
                <text:p>Encontrado</text:p>
                <draw:g>
                  <svg:desc>Planilha1.B1:Planilha1.B1</svg:desc>
                </draw:g>
              </table:table-cell>
              <table:table-cell office:value-type="string">
                <text:p>Esperado</text:p>
                <draw:g>
                  <svg:desc>Planilha1.C1:Planilha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Planilha1.A2:Planilha1.A21</svg:desc>
                </draw:g>
              </table:table-cell>
              <table:table-cell office:value-type="float" office:value="0.999877">
                <text:p>0.999877</text:p>
                <draw:g>
                  <svg:desc>Planilha1.B2:Planilha1.B21</svg:desc>
                </draw:g>
              </table:table-cell>
              <table:table-cell office:value-type="float" office:value="0.999877">
                <text:p>0.999877</text:p>
                <draw:g>
                  <svg:desc>Planilha1.C2:Planilha1.C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998027">
                <text:p>0.998027</text:p>
              </table:table-cell>
              <table:table-cell office:value-type="float" office:value="0.998027">
                <text:p>0.9980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990024">
                <text:p>0.990024</text:p>
              </table:table-cell>
              <table:table-cell office:value-type="float" office:value="0.990024">
                <text:p>0.99002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968583">
                <text:p>0.968583</text:p>
              </table:table-cell>
              <table:table-cell office:value-type="float" office:value="0.968583">
                <text:p>0.96858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92388">
                <text:p>0.92388</text:p>
              </table:table-cell>
              <table:table-cell office:value-type="float" office:value="0.92388">
                <text:p>0.923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844328">
                <text:p>0.844328</text:p>
              </table:table-cell>
              <table:table-cell office:value-type="float" office:value="0.844328">
                <text:p>0.84432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718126">
                <text:p>0.718126</text:p>
              </table:table-cell>
              <table:table-cell office:value-type="float" office:value="0.718126">
                <text:p>0.71812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535827">
                <text:p>0.535827</text:p>
              </table:table-cell>
              <table:table-cell office:value-type="float" office:value="0.535827">
                <text:p>0.53582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29404">
                <text:p>0.29404</text:p>
              </table:table-cell>
              <table:table-cell office:value-type="float" office:value="0.29404">
                <text:p>0.2940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-0.00000000372529">
                <text:p>-0.00000000372529</text:p>
              </table:table-cell>
              <table:table-cell office:value-type="float" office:value="6.12303E-017">
                <text:p>6.12303E-01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-0.323917">
                <text:p>-0.323917</text:p>
              </table:table-cell>
              <table:table-cell office:value-type="float" office:value="-0.323917">
                <text:p>-0.32391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-0.637424">
                <text:p>-0.637424</text:p>
              </table:table-cell>
              <table:table-cell office:value-type="float" office:value="-0.637424">
                <text:p>-0.63742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-0.883766">
                <text:p>-0.883766</text:p>
              </table:table-cell>
              <table:table-cell office:value-type="float" office:value="-0.883766">
                <text:p>-0.88376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-0.998027">
                <text:p>-0.998027</text:p>
              </table:table-cell>
              <table:table-cell office:value-type="float" office:value="-0.998027">
                <text:p>-0.99802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-0.92388">
                <text:p>-0.92388</text:p>
              </table:table-cell>
              <table:table-cell office:value-type="float" office:value="-0.92388">
                <text:p>-0.9238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-0.637424">
                <text:p>-0.637424</text:p>
              </table:table-cell>
              <table:table-cell office:value-type="float" office:value="-0.637424">
                <text:p>-0.63742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-0.171929">
                <text:p>-0.171929</text:p>
              </table:table-cell>
              <table:table-cell office:value-type="float" office:value="-0.171929">
                <text:p>-0.17192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368125">
                <text:p>0.368125</text:p>
              </table:table-cell>
              <table:table-cell office:value-type="float" office:value="0.368125">
                <text:p>0.3681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976252">
                <text:p>0.976252</text:p>
              </table:table-cell>
              <table:table-cell office:value-type="float" office:value="0.81815">
                <text:p>0.8181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0.4$Windows_X86_64 LibreOffice_project/9a9c6381e3f7a62afc1329bd359cc48accb6435b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